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0a24f0" officeooo:paragraph-rsid="000a24f0"/>
    </style:style>
    <style:style style:name="P2" style:family="paragraph" style:parent-style-name="Standard">
      <style:text-properties officeooo:rsid="000a24f0" officeooo:paragraph-rsid="000a24f0"/>
    </style:style>
    <style:style style:name="P3" style:family="paragraph" style:parent-style-name="Standard">
      <style:text-properties officeooo:rsid="000a5955" officeooo:paragraph-rsid="000a5955"/>
    </style:style>
    <style:style style:name="P4" style:family="paragraph" style:parent-style-name="Standard">
      <style:text-properties officeooo:rsid="000bbccd" officeooo:paragraph-rsid="000a5955"/>
    </style:style>
    <style:style style:name="P5" style:family="paragraph" style:parent-style-name="Standard">
      <style:text-properties officeooo:rsid="000bbccd" officeooo:paragraph-rsid="000bbccd"/>
    </style:style>
    <style:style style:name="P6" style:family="paragraph" style:parent-style-name="Standard">
      <style:text-properties officeooo:rsid="000d5ddf" officeooo:paragraph-rsid="000d5ddf"/>
    </style:style>
    <style:style style:name="P7" style:family="paragraph" style:parent-style-name="Standard">
      <style:text-properties officeooo:rsid="000d67b4" officeooo:paragraph-rsid="000d67b4"/>
    </style:style>
    <style:style style:name="P8" style:family="paragraph" style:parent-style-name="Standard">
      <style:text-properties officeooo:paragraph-rsid="000d67b4"/>
    </style:style>
    <style:style style:name="P9" style:family="paragraph" style:parent-style-name="Standard">
      <style:text-properties officeooo:rsid="000bbccd" officeooo:paragraph-rsid="000dacc8"/>
    </style:style>
    <style:style style:name="P10" style:family="paragraph" style:parent-style-name="Standard">
      <style:text-properties fo:font-weight="bold" officeooo:rsid="000ac773" officeooo:paragraph-rsid="000dacc8" style:font-weight-asian="bold" style:font-weight-complex="bold"/>
    </style:style>
    <style:style style:name="P11" style:family="paragraph" style:parent-style-name="Standard">
      <style:text-properties officeooo:rsid="000a24f0" officeooo:paragraph-rsid="000dacc8"/>
    </style:style>
    <style:style style:name="P12" style:family="paragraph" style:parent-style-name="Standard">
      <style:text-properties officeooo:rsid="000a5955" officeooo:paragraph-rsid="000dacc8"/>
    </style:style>
    <style:style style:name="P13" style:family="paragraph" style:parent-style-name="Text_20_body">
      <style:paragraph-properties fo:margin-top="0in" fo:margin-bottom="0in" loext:contextual-spacing="false" fo:line-height="120%" style:writing-mode="lr-tb"/>
    </style:style>
    <style:style style:name="P1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15" style:family="paragraph" style:parent-style-name="Text_20_body">
      <style:paragraph-properties fo:margin-top="0in" fo:margin-bottom="0in" loext:contextual-spacing="false" fo:line-height="144%"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16"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style:style>
    <style:style style:name="T1" style:family="text">
      <style:text-properties officeooo:rsid="000a5955"/>
    </style:style>
    <style:style style:name="T2" style:family="text">
      <style:text-properties officeooo:rsid="000ac773"/>
    </style:style>
    <style:style style:name="T3" style:family="text">
      <style:text-properties fo:font-weight="bold" style:font-weight-asian="bold" style:font-weight-complex="bold"/>
    </style:style>
    <style:style style:name="T4" style:family="text">
      <style:text-properties officeooo:rsid="000d5ddf"/>
    </style:style>
    <style:style style:name="T5" style:family="text">
      <style:text-properties fo:font-variant="normal" fo:text-transform="none" fo:color="#1155cc" style:text-line-through-style="none" style:text-line-through-type="none" style:font-name="Liberation Serif1" fo:font-size="12pt" fo:font-style="normal" style:text-underline-style="solid" style:text-underline-width="auto" style:text-underline-color="font-color"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officeooo:rsid="000bbccd" style:text-blinking="false" fo:background-color="transparent" loext:char-shading-value="0"/>
    </style:style>
    <style:style style:name="T8"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10" style:family="text">
      <style:text-properties officeooo:rsid="000d67b4"/>
    </style:style>
    <style:style style:name="T11" style:family="text">
      <style:text-properties officeooo:rsid="000dac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8">Algorithm 6.10</text:span></text:p>
      <text:p text:style-name="P16">Functions:</text:p>
      <text:p text:style-name="P13"><text:span text:style-name="T8">Fork: </text:span><text:span text:style-name="T9">This function creates an instance of a fork. A fork can be taken and released. When a fork is taken that fork is blocked and no other philosopher can have possession at the same time. When a fork is released then it can be taken by a different philosopher.</text:span></text:p>
      <text:p text:style-name="P13"><text:span text:style-name="T8">Philosopher Class:</text:span><text:span text:style-name="T6"> </text:span><text:span text:style-name="T9">This class creates a thread for each philosopher. Inside this class it creates instances of a philosopher and their actions.</text:span></text:p>
      <text:p text:style-name="P13"><text:span text:style-name="T8">Philosopher: </text:span><text:span text:style-name="T9">This describes each philosopher as having a name, left fork, right fork, and a round number.</text:span></text:p>
      <text:p text:style-name="P13"><text:span text:style-name="T8">Think:</text:span><text:span text:style-name="T6"> </text:span><text:span text:style-name="T9">This function defines the action think. It puts the philosopher to sleep for a random amount of time. This is called when the philosopher is done eating and after the philosopher has released control of both forks.</text:span></text:p>
      <text:p text:style-name="P13"><text:span text:style-name="T8">Run: </text:span><text:span text:style-name="T9">This starts each action of each philosopher.</text:span></text:p>
      <text:p text:style-name="P13"><text:span text:style-name="T8">Eat: </text:span><text:span text:style-name="T9">Checks if the left fork is in use. If it is then the philosopher must wait. If not in use then it will take the left fork then the right. It will eat for a random amount of time afterward it will release both forks.</text:span></text:p>
      <text:p text:style-name="Text_20_body"/>
      <text:p text:style-name="P14">This algorithm keeps all the constraints.</text:p>
      <text:p text:style-name="Text_20_body"/>
      <text:p text:style-name="P14">This algorithm has the potential to suffer from deadlock if all of the philosophers take the left fork immediately when they come in. This will make them wait indefinitely. It can also suffer from starvation if the same philosopher keeps eating, releasing, and grabbing the forks over and over. This is kind of solved with the number of rounds argument.</text:p>
      <text:p text:style-name="Text_20_body"/>
      <text:p text:style-name="P14">It does maintain mutual exclusion and efficient behavior in the absence of contention.</text:p>
      <text:p text:style-name="Text_20_body"/>
      <text:p text:style-name="P14">Problems Encountered:</text:p>
      <text:p text:style-name="Text_20_body"/>
      <text:p text:style-name="P13"><text:span text:style-name="T9">Sources:</text:span><text:a xlink:type="simple" xlink:href="https://github.com/rupakraj/dining-philosopher/blob/master/Dine.java" text:style-name="Internet_20_link" text:visited-style-name="Visited_20_Internet_20_Link"><text:span text:style-name="T5">https://github.com/rupakraj/dining-philosopher/blob/master/Dine.java</text:span></text:a></text:p>
      <text:p text:style-name="P15">https://docs.oracle.com/javase/7/docs/api/java/util/concurrent/Semaphore.html</text:p>
      <text:p text:style-name="Text_20_body"/>
      <text:p text:style-name="P16">Algorithm 6.12</text:p>
      <text:p text:style-name="P16">Functions:</text:p>
      <text:p text:style-name="P13"><text:soft-page-break/><text:span text:style-name="T8">Fork: </text:span><text:span text:style-name="T9">This function creates an instance of a fork. A fork can be taken and released. When a fork is taken that fork is blocked and no other philosopher can have possession at the same time. When a fork is released then it can be taken by a philosopher.</text:span></text:p>
      <text:p text:style-name="P13"><text:span text:style-name="T8">Philosopher Class:</text:span><text:span text:style-name="T6"> </text:span><text:span text:style-name="T9">This class creates a thread for each philosopher. Inside this class it creates instances of a philosopher and their actions.</text:span></text:p>
      <text:p text:style-name="P13"><text:span text:style-name="T8">Philosopher: </text:span><text:span text:style-name="T9">This describes each philosopher as having a name, left fork, right fork, and a round number.</text:span></text:p>
      <text:p text:style-name="P13"><text:span text:style-name="T8">Think:</text:span><text:span text:style-name="T6"> </text:span><text:span text:style-name="T9">This function defines the action think. It puts the philosopher to sleep for a random amount of time. This is called when the philosopher is done eating and after the philosopher has released control of both forks.</text:span></text:p>
      <text:p text:style-name="P13"><text:span text:style-name="T8">Run: </text:span><text:span text:style-name="T9">This starts each action of each philosopher.</text:span></text:p>
      <text:p text:style-name="P13"><text:span text:style-name="T8">Eat: </text:span><text:span text:style-name="T9">Checks if the left fork is in use. If it is then the philosopher must wait. If not in use then it will take the left fork then the right. It will eat for a random amount of time afterward it will release both forks.</text:span></text:p>
      <text:p text:style-name="Text_20_body"/>
      <text:p text:style-name="P14">This algorithm keeps all the constraints.</text:p>
      <text:p text:style-name="Text_20_body"><text:line-break/></text:p>
      <text:p text:style-name="P14">Starvation is the only thing that can happen if looped forever, but since the implementation of rounds in the code it is free of starvation.</text:p>
      <text:p text:style-name="Text_20_body"/>
      <text:p text:style-name="P14">It does maintain mutual exclusion and efficient behavior in the absence of contention.</text:p>
      <text:p text:style-name="Text_20_body"/>
      <text:p text:style-name="P14">Problems Encountered: Getting await and signal to work nicely. Kept getting deadlocks while trying to implement them.</text:p>
      <text:p text:style-name="Text_20_body"/>
      <text:p text:style-name="P13"><text:span text:style-name="T9">Sources: </text:span><text:a xlink:type="simple" xlink:href="https://github.com/rupakraj/dining-philosopher/blob/master/Dine.java" text:style-name="Internet_20_link" text:visited-style-name="Visited_20_Internet_20_Link"><text:span text:style-name="T5">https://github.com/rupakraj/dining-philosopher/blob/master/Dine.java</text:span></text:a></text:p>
      <text:p text:style-name="P14">https://docs.oracle.com/javase/7/docs/api/java/util/concurrent/Semaphore.html</text:p>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a24f0" officeooo:paragraph-rsid="000a24f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James Hund</text:p>
        <text:p text:style-name="MP1">TJ Moore</text:p>
        <text:p text:style-name="MP1"><text:tab/>Project Repo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9:21:24.765870222</meta:creation-date>
    <dc:date>2019-04-23T17:32:40.387459279</dc:date>
    <meta:editing-duration>PT1H8M41S</meta:editing-duration>
    <meta:editing-cycles>4</meta:editing-cycles>
    <meta:generator>LibreOffice/6.2.2.2$Linux_X86_64 LibreOffice_project/20$Build-2</meta:generator>
    <meta:document-statistic meta:table-count="0" meta:image-count="0" meta:object-count="0" meta:page-count="2" meta:paragraph-count="33" meta:word-count="520" meta:character-count="3266" meta:non-whitespace-character-count="2773"/>
  </office:meta>
</office:document-meta>
</file>